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C6BC67.png" manifest:media-type="image/png"/>
  <manifest:file-entry manifest:full-path="Pictures/100002010000031A0000046384CFE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Pictures/100002010000008000000080DDABA72E.png" manifest:media-type="image/png"/>
  <manifest:file-entry manifest:full-path="Object 1/Pictures/100002010000008000000080ACC5E7E8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ole-draw-aspect="1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49cm, 6.301cm, 19.369cm, 4.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stroke="none" svg:stroke-color="#000000" draw:fill="none" draw:fill-color="#ffffff" fo:min-height="1.4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cm" svg:height="7.2cm" svg:x="0.4cm" svg:y="2.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8.999cm" svg:height="26.871cm" svg:x="6.485cm" svg:y="-8.199cm">
          <draw:image xlink:href="Pictures/100002010000031A0000046384CFE04E.png" xlink:type="simple" xlink:show="embed" xlink:actuate="onLoad">
            <text:p/>
          </draw:image>
        </draw:frame>
        <draw:frame draw:style-name="gr3" draw:text-style-name="P1" draw:layer="layout" svg:width="7.049cm" svg:height="6.388cm" svg:x="13.551cm" svg:y="1.212cm">
          <draw:image xlink:href="Pictures/100002010000031A0000046384CFE04E.png" xlink:type="simple" xlink:show="embed" xlink:actuate="onLoad">
            <text:p/>
          </draw:image>
        </draw:frame>
        <draw:frame draw:style-name="gr2" draw:text-style-name="P1" draw:layer="layout" svg:width="3.611cm" svg:height="3.611cm" svg:x="9cm" svg:y="7.789cm">
          <draw:image xlink:href="Pictures/10000201000000800000008093C6BC67.png" xlink:type="simple" xlink:show="embed" xlink:actuate="onLoad">
            <text:p/>
          </draw:image>
        </draw:frame>
        <draw:frame draw:style-name="gr4" draw:layer="layout" svg:width="5.7cm" svg:height="3.806cm" svg:x="8.1cm" svg:y="11.4cm">
          <draw:text-box>
            <text:p text:style-name="P1">Web Server</text:p>
            <text:p text:style-name="P1">Socket.io, Websockets, Comercial providers,...</text:p>
          </draw:text-box>
        </draw:frame>
        <draw:line draw:style-name="gr5" draw:text-style-name="P1" draw:layer="layout" svg:x1="5.6cm" svg:y1="6.1cm" svg:x2="8.8cm" svg:y2="9.3cm">
          <text:p/>
        </draw:line>
        <draw:line draw:style-name="gr5" draw:text-style-name="P1" draw:layer="layout" svg:x1="15.1cm" svg:y1="4.6cm" svg:x2="12.2cm" svg:y2="8.1cm">
          <text:p/>
        </draw:line>
        <draw:frame draw:style-name="gr6" draw:text-style-name="P2" draw:layer="layout" svg:width="2.8cm" svg:height="2.25cm" svg:x="4.4cm" svg:y="7.65cm">
          <draw:text-box>
            <text:p text:style-name="P2"><text:span text:style-name="T1">“</text:span><text:span text:style-name="T1">Offer”</text:span></text:p>
          </draw:text-box>
        </draw:frame>
        <draw:frame draw:style-name="gr7" draw:layer="layout" svg:width="3.9cm" svg:height="1.65cm" svg:x="10.9cm" svg:y="5.65cm">
          <draw:text-box>
            <text:p>“Answer”</text:p>
          </draw:text-box>
        </draw:frame>
        <draw:line draw:style-name="gr5" draw:text-style-name="P1" draw:layer="layout" svg:x1="9.2cm" svg:y1="8.265cm" svg:x2="6.4cm" svg:y2="5.365cm">
          <text:p/>
        </draw:line>
        <draw:line draw:style-name="gr5" draw:text-style-name="P1" draw:layer="layout" svg:x1="12.9cm" svg:y1="8.7cm" svg:x2="15.4cm" svg:y2="5.8cm">
          <text:p/>
        </draw:line>
        <draw:frame draw:style-name="gr6" draw:layer="layout" svg:width="2.8cm" svg:height="2.25cm" svg:x="14.1cm" svg:y="7.65cm">
          <draw:text-box>
            <text:p>“Offer”</text:p>
          </draw:text-box>
        </draw:frame>
        <draw:frame draw:style-name="gr8" draw:layer="layout" svg:width="3.2cm" svg:height="1.2cm" svg:x="7.7cm" svg:y="5.7cm">
          <draw:text-box>
            <text:p>“Answer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3:39:52.531968603</meta:creation-date>
    <dc:date>2016-06-25T17:35:14.776905852</dc:date>
    <meta:editing-duration>P0D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4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8cm" svg:height="20.997cm" svg:x="-1.376cm" svg:y="-3.81cm" svg:viewBox="0 0 28001 20998" draw:points="0,0 28001,0 28001,20998 0,20998">
          <text:p/>
        </draw:polygon>
        <draw:frame draw:style-name="gr2" draw:layer="layout" svg:width="0.125cm" svg:height="0.556cm" svg:x="0.024cm" svg:y="15.322cm">
          <draw:text-box>
            <text:p text:style-name="P1"><text:span text:style-name="T1"><text:s/></text:span></text:p>
          </draw:text-box>
        </draw:frame>
        <draw:frame draw:style-name="gr3" draw:layer="layout" svg:width="3.612cm" svg:height="3.612cm" svg:x="4.279cm" svg:y="0.021cm">
          <draw:image xlink:href="Pictures/100002010000008000000080DDABA72E.png" xlink:type="simple" xlink:show="embed" xlink:actuate="onLoad">
            <text:p/>
          </draw:image>
        </draw:frame>
        <draw:frame draw:style-name="gr3" draw:layer="layout" svg:width="3.612cm" svg:height="3.612cm" svg:x="4.279cm" svg:y="0.021cm">
          <draw:image xlink:href="Pictures/100002010000008000000080DDABA72E.png" xlink:type="simple" xlink:show="embed" xlink:actuate="onLoad">
            <text:p/>
          </draw:image>
        </draw:frame>
        <draw:frame draw:style-name="gr3" draw:layer="layout" svg:width="3.612cm" svg:height="3.612cm" svg:x="5.411cm" svg:y="0.786cm">
          <draw:image xlink:href="Pictures/100002010000008000000080ACC5E7E8.png" xlink:type="simple" xlink:show="embed" xlink:actuate="onLoad">
            <text:p/>
          </draw:image>
        </draw:frame>
        <draw:frame draw:style-name="gr2" draw:layer="layout" svg:width="0.125cm" svg:height="0.556cm" svg:x="12.576cm" svg:y="15.322cm">
          <draw:text-box>
            <text:p text:style-name="P1"><text:span text:style-name="T1"><text:s/></text:span></text:p>
          </draw:text-box>
        </draw:frame>
        <draw:frame draw:style-name="gr4" draw:layer="layout" svg:width="1.835cm" svg:height="0.712cm" svg:x="5.274cm" svg:y="4.156cm">
          <draw:text-box>
            <text:p text:style-name="P1"><text:span text:style-name="T2">ALIC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594cm" fo:page-height="15.7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